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2581" officeooo:paragraph-rsid="001c2581"/>
    </style:style>
    <style:style style:name="P2" style:family="paragraph" style:parent-style-name="Standard" style:list-style-name="L1">
      <style:text-properties officeooo:rsid="001cbce4" officeooo:paragraph-rsid="001cbce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34494563284134232" text:style-name="L1">
        <text:list-item>
          <text:p text:style-name="P1">Problema al bootear el beagleBoard:</text:p>
          <text:p text:style-name="P1">Error: kernel panic – not syncing: Fatal exception in interrupt</text:p>
          <text:p text:style-name="P2">El error fue causado ya que la computadora no le brindaba suficiente corriente al beagleboard lo cual causaba que se apagara mientras este se encontraba caragando-booteando</text:p>
        </text:list-item>
        <text:list-item>
          <text:p text:style-name="P2">El beagleboard presente un kernel de linux de 2.6.32,el cual no es el kernel adecuado para poder realizar el modulo de linux, se procede a investigar como instalar algún otro distribuidor de linux como debian en el beagleboard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5:19:36.695563980</meta:creation-date>
    <meta:generator>LibreOffice/5.1.2.2$Linux_X86_64 LibreOffice_project/10m0$Build-2</meta:generator>
    <dc:date>2016-04-30T18:05:43.081844356</dc:date>
    <meta:editing-duration>PT6M31S</meta:editing-duration>
    <meta:editing-cycles>2</meta:editing-cycles>
    <meta:document-statistic meta:table-count="0" meta:image-count="0" meta:object-count="0" meta:page-count="1" meta:paragraph-count="5" meta:word-count="81" meta:character-count="502" meta:non-whitespace-character-count="427"/>
  </office:meta>
</office:document-meta>
</file>